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2010000006B000001ACF38AA1833F250B1E.png" manifest:media-type="image/png"/>
  <manifest:file-entry manifest:full-path="Pictures/100000000000002000000020B2FF2A327EABC87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CJK SC Thin" svg:font-family="'Noto Sans CJK SC Thi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846cm" fo:min-width="11.692cm" draw:shadow="visible" draw:shadow-color="#ffffff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818cm" draw:shadow="visible" draw:shadow-color="#ffffff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top="0.3cm" fo:margin-bottom="0.2cm" fo:line-height="100%"/>
      <style:text-properties fo:font-variant="normal" fo:text-transform="none"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margin-top="0.3cm" fo:margin-bottom="0.2cm" fo:line-height="100%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Cabin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text-properties style:font-name="Noto Sans CJK SC Thin"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2" draw:layer="layout" svg:width="12.192cm" svg:height="6.096cm" svg:x="6.858cm" svg:y="3.81cm">
          <text:p text:style-name="P1"><text:span text:style-name="T1">s1: c = A[i] + 1;</text:span><text:span text:style-name="T2"> </text:span></text:p>
          <text:p text:style-name="P1"><text:span text:style-name="T2"/></text:p>
          <text:p text:style-name="P1"><text:span text:style-name="T2"/></text:p>
          <text:p text:style-name="P1"><text:span text:style-name="T2">s2: gpuKernel(A)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cm" svg:height="0.47cm" svg:x="12.955cm" svg:y="9.9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0.6cm" svg:height="2.402cm" svg:x="13.646cm" svg:y="7.25cm">
          <draw:image xlink:href="Pictures/100002010000006B000001ACF38AA1833F250B1E.png" xlink:type="simple" xlink:show="embed" xlink:actuate="onLoad">
            <text:p/>
          </draw:image>
        </draw:frame>
        <draw:frame presentation:style-name="pr1" draw:text-style-name="P5" draw:layer="layout" svg:width="5.842cm" svg:height="2.108cm" svg:x="5.842cm" svg:y="3.988cm" presentation:class="outline" presentation:user-transformed="true">
          <draw:text-box>
            <text:list text:style-name="L2">
              <text:list-header>
                <text:p text:style-name="P4"><text:span text:style-name="T3">BB0:</text:span></text:p>
              </text:list-header>
            </text:list>
          </draw:text-box>
        </draw:frame>
        <draw:frame presentation:style-name="pr1" draw:text-style-name="P7" draw:layer="layout" svg:width="5.842cm" svg:height="2.108cm" svg:x="13.054cm" svg:y="7.366cm" presentation:class="outline" presentation:user-transformed="true">
          <draw:text-box>
            <text:list text:style-name="L2">
              <text:list-header>
                <text:p text:style-name="P6"><text:span text:style-name="T4">IN[s2] = {(A,R,GPU)}</text:span></text:p>
                <text:p text:style-name="P6"><text:span text:style-name="T4">GEN[s2] = {(A,R,GPU)}</text:span></text:p>
                <text:p text:style-name="P6"><text:span text:style-name="T4">OUT[s2] = {}</text:span></text:p>
              </text:list-header>
            </text:list>
          </draw:text-box>
        </draw:frame>
        <draw:frame draw:style-name="gr3" draw:text-style-name="P3" draw:layer="layout" svg:width="0.6cm" svg:height="2.402cm" svg:x="12.784cm" svg:y="4.456cm">
          <draw:image xlink:href="Pictures/100002010000006B000001ACF38AA1833F250B1E.png" xlink:type="simple" xlink:show="embed" xlink:actuate="onLoad">
            <text:p/>
          </draw:image>
        </draw:frame>
        <draw:frame presentation:style-name="pr1" draw:text-style-name="P7" draw:layer="layout" svg:width="5.842cm" svg:height="2.108cm" svg:x="12.244cm" svg:y="4.572cm" presentation:class="outline" presentation:user-transformed="true">
          <draw:text-box>
            <text:list text:style-name="L2">
              <text:list-header>
                <text:p text:style-name="P6"><text:span text:style-name="T4">IN[s1] = {(A,R,CPU)}</text:span></text:p>
                <text:p text:style-name="P6"><text:span text:style-name="T4">GEN[s1] = {(A,R,CPU)}</text:span></text:p>
                <text:p text:style-name="P6"><text:span text:style-name="T4">OUT[s1] = {(A,R,GPU)}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2" draw:layer="layout" svg:width="12.192cm" svg:height="6.096cm" svg:x="6.858cm" svg:y="3.81cm">
          <text:p text:style-name="P1"><text:span text:style-name="T1">s1: c = A[i] + 1;</text:span><text:span text:style-name="T2"> </text:span></text:p>
          <text:p text:style-name="P1"><text:span text:style-name="T2"/></text:p>
          <text:p text:style-name="P1"><text:span text:style-name="T2"/></text:p>
          <text:p text:style-name="P1"><text:span text:style-name="T2">s2: A[i] = aux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cm" svg:height="0.47cm" svg:x="12.955cm" svg:y="9.9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cm" svg:height="2.402cm" svg:x="12.192cm" svg:y="7.25cm">
          <draw:image xlink:href="Pictures/100002010000006B000001ACF38AA1833F250B1E.png" xlink:type="simple" xlink:show="embed" xlink:actuate="onLoad">
            <text:p/>
          </draw:image>
        </draw:frame>
        <draw:frame presentation:style-name="pr1" draw:text-style-name="P5" draw:layer="layout" svg:width="5.842cm" svg:height="2.108cm" svg:x="5.842cm" svg:y="3.988cm" presentation:class="outline" presentation:user-transformed="true">
          <draw:text-box>
            <text:list text:style-name="L2">
              <text:list-header>
                <text:p text:style-name="P4"><text:span text:style-name="T3">BB1:</text:span></text:p>
              </text:list-header>
            </text:list>
          </draw:text-box>
        </draw:frame>
        <draw:frame presentation:style-name="pr1" draw:text-style-name="P7" draw:layer="layout" svg:width="5.842cm" svg:height="2.108cm" svg:x="11.684cm" svg:y="7.366cm" presentation:class="outline" presentation:user-transformed="true">
          <draw:text-box>
            <text:list text:style-name="L2">
              <text:list-header>
                <text:p text:style-name="P6"><text:span text:style-name="T4">IN[s2] = {(A,W,CPU)}</text:span></text:p>
                <text:p text:style-name="P6"><text:span text:style-name="T4">GEN[s2] = {(A,W,CPU)}</text:span></text:p>
                <text:p text:style-name="P6"><text:span text:style-name="T4">OUT[s2] = {}</text:span></text:p>
              </text:list-header>
            </text:list>
          </draw:text-box>
        </draw:frame>
        <draw:frame draw:style-name="gr3" draw:text-style-name="P3" draw:layer="layout" svg:width="0.6cm" svg:height="2.402cm" svg:x="12.684cm" svg:y="4.456cm">
          <draw:image xlink:href="Pictures/100002010000006B000001ACF38AA1833F250B1E.png" xlink:type="simple" xlink:show="embed" xlink:actuate="onLoad">
            <text:p/>
          </draw:image>
        </draw:frame>
        <draw:frame presentation:style-name="pr1" draw:text-style-name="P9" draw:layer="layout" svg:width="5.842cm" svg:height="2.108cm" svg:x="12.144cm" svg:y="4.572cm" presentation:class="outline" presentation:user-transformed="true">
          <draw:text-box>
            <text:list text:style-name="L2">
              <text:list-header>
                <text:p text:style-name="P6"><text:span text:style-name="T4">IN[s1] = {(A,RW,CPU)}</text:span></text:p>
                <text:p text:style-name="P6"><text:span text:style-name="T4">GEN[s1] = {(A,R,CPU)}</text:span></text:p>
                <text:p text:style-name="P6"><text:span text:style-name="T4">OUT[s1] = {(A,W,CPU)}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5" draw:text-style-name="P2" xml:id="id1" draw:id="id1" draw:layer="layout" svg:width="4.318cm" svg:height="1.27cm" svg:x="7.874cm" svg:y="2.032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cm" svg:height="0.47cm" svg:x="12.955cm" svg:y="9.9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2" xml:id="id2" draw:id="id2" draw:layer="layout" svg:width="4.318cm" svg:height="1.27cm" svg:x="4.318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318cm" svg:height="1.27cm" svg:x="11.176cm" svg:y="5.842cm">
          <text:p/>
          <draw:enhanced-geometry svg:viewBox="0 0 21600 21600" draw:type="rectangle" draw:enhanced-path="M 0 0 L 21600 0 21600 21600 0 21600 0 0 Z N"/>
        </draw:custom-shape>
        <draw:connector draw:style-name="gr6" draw:text-style-name="P10" draw:layer="layout" draw:type="line" svg:x1="10.033cm" svg:y1="3.302cm" svg:x2="6.477cm" svg:y2="5.842cm" draw:start-shape="id1" draw:start-glue-point="2" draw:end-shape="id2" draw:end-glue-point="0" svg:d="M10033 3302l-3556 2540" svg:viewBox="0 0 3557 2541">
          <text:p/>
        </draw:connector>
        <draw:connector draw:style-name="gr6" draw:text-style-name="P10" draw:layer="layout" draw:type="line" svg:x1="10.033cm" svg:y1="3.302cm" svg:x2="13.335cm" svg:y2="5.842cm" draw:start-shape="id1" draw:start-glue-point="2" draw:end-shape="id3" draw:end-glue-point="0" svg:d="M10033 3302l3302 2540" svg:viewBox="0 0 3303 2541">
          <text:p/>
        </draw:connector>
        <draw:frame presentation:style-name="pr1" draw:text-style-name="P11" draw:layer="layout" svg:width="5.588cm" svg:height="1.016cm" svg:x="11.938cm" svg:y="5.08cm" presentation:class="outline" presentation:user-transformed="true">
          <draw:text-box>
            <text:list text:style-name="L2">
              <text:list-header>
                <text:p text:style-name="P11"><text:span text:style-name="T5">IN[BB3] = (A,R,CPU)</text:span></text:p>
              </text:list-header>
            </text:list>
          </draw:text-box>
        </draw:frame>
        <draw:frame presentation:style-name="pr1" draw:text-style-name="P11" draw:layer="layout" svg:width="5.588cm" svg:height="1.016cm" svg:x="1.016cm" svg:y="5.08cm" presentation:class="outline" presentation:user-transformed="true">
          <draw:text-box>
            <text:list text:style-name="L2">
              <text:list-header>
                <text:p text:style-name="P11"><text:span text:style-name="T5">IN[BB2] = (A,W,CPU)</text:span></text:p>
              </text:list-header>
            </text:list>
          </draw:text-box>
        </draw:frame>
        <draw:frame presentation:style-name="pr1" draw:text-style-name="P11" draw:layer="layout" svg:width="7.112cm" svg:height="1.016cm" svg:x="9.906cm" svg:y="3.556cm" presentation:class="outline" presentation:user-transformed="true">
          <draw:text-box>
            <text:list text:style-name="L2">
              <text:list-header>
                <text:p text:style-name="P11"><text:span text:style-name="T5">OUT[BB1] = (A,RW,CPU)</text:span></text:p>
              </text:list-header>
            </text:list>
          </draw:text-box>
        </draw:frame>
        <draw:frame presentation:style-name="pr1" draw:text-style-name="P12" draw:layer="layout" svg:width="5.588cm" svg:height="1.016cm" svg:x="6.893cm" svg:y="2.068cm" presentation:class="outline" presentation:user-transformed="true">
          <draw:text-box>
            <text:list text:style-name="L2">
              <text:list-header>
                <text:p text:style-name="P12"><text:span text:style-name="T6">BB1:</text:span></text:p>
              </text:list-header>
            </text:list>
          </draw:text-box>
        </draw:frame>
        <draw:frame presentation:style-name="pr1" draw:text-style-name="P12" draw:layer="layout" svg:width="5.588cm" svg:height="1.016cm" svg:x="3.302cm" svg:y="5.842cm" presentation:class="outline" presentation:user-transformed="true">
          <draw:text-box>
            <text:list text:style-name="L2">
              <text:list-header>
                <text:p text:style-name="P12"><text:span text:style-name="T6">BB2:</text:span></text:p>
              </text:list-header>
            </text:list>
          </draw:text-box>
        </draw:frame>
        <draw:frame presentation:style-name="pr1" draw:text-style-name="P12" draw:layer="layout" svg:width="5.588cm" svg:height="1.016cm" svg:x="10.16cm" svg:y="5.842cm" presentation:class="outline" presentation:user-transformed="true">
          <draw:text-box>
            <text:list text:style-name="L2">
              <text:list-header>
                <text:p text:style-name="P12"><text:span text:style-name="T6">BB3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5" draw:text-style-name="P2" xml:id="id4" draw:id="id4" draw:layer="layout" svg:width="4.318cm" svg:height="1.27cm" svg:x="7.874cm" svg:y="2.03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cm" svg:height="0.47cm" svg:x="12.955cm" svg:y="9.9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xml:id="id5" draw:id="id5" draw:layer="layout" svg:width="4.318cm" svg:height="1.27cm" svg:x="4.318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318cm" svg:height="1.27cm" svg:x="11.176cm" svg:y="5.842cm">
          <text:p/>
          <draw:enhanced-geometry svg:viewBox="0 0 21600 21600" draw:type="rectangle" draw:enhanced-path="M 0 0 L 21600 0 21600 21600 0 21600 0 0 Z N"/>
        </draw:custom-shape>
        <draw:connector draw:style-name="gr6" draw:text-style-name="P10" draw:layer="layout" draw:type="line" svg:x1="10.033cm" svg:y1="3.302cm" svg:x2="6.477cm" svg:y2="5.842cm" draw:start-shape="id4" draw:start-glue-point="2" draw:end-shape="id5" draw:end-glue-point="0" svg:d="M10033 3302l-3556 2540" svg:viewBox="0 0 3557 2541">
          <text:p/>
        </draw:connector>
        <draw:connector draw:style-name="gr6" draw:text-style-name="P10" draw:layer="layout" draw:type="line" svg:x1="10.033cm" svg:y1="3.302cm" svg:x2="13.335cm" svg:y2="5.842cm" draw:start-shape="id4" draw:start-glue-point="2" draw:end-shape="id6" draw:end-glue-point="0" svg:d="M10033 3302l3302 2540" svg:viewBox="0 0 3303 2541">
          <text:p/>
        </draw:connector>
        <draw:frame presentation:style-name="pr1" draw:text-style-name="P11" draw:layer="layout" svg:width="6.604cm" svg:height="1.016cm" svg:x="11.938cm" svg:y="5.08cm" presentation:class="outline" presentation:user-transformed="true">
          <draw:text-box>
            <text:list text:style-name="L2">
              <text:list-header>
                <text:p text:style-name="P11"><text:span text:style-name="T5">IN[BB3] = {(A,R,GPU)}</text:span></text:p>
              </text:list-header>
            </text:list>
          </draw:text-box>
        </draw:frame>
        <draw:frame presentation:style-name="pr1" draw:text-style-name="P11" draw:layer="layout" svg:width="6.35cm" svg:height="1.016cm" svg:x="0.254cm" svg:y="5.08cm" presentation:class="outline" presentation:user-transformed="true">
          <draw:text-box>
            <text:list text:style-name="L2">
              <text:list-header>
                <text:p text:style-name="P11"><text:span text:style-name="T5">IN[BB2] = {(A,R,CPU)}</text:span></text:p>
              </text:list-header>
            </text:list>
          </draw:text-box>
        </draw:frame>
        <draw:frame presentation:style-name="pr1" draw:text-style-name="P11" draw:layer="layout" svg:width="7.112cm" svg:height="1.016cm" svg:x="9.906cm" svg:y="3.556cm" presentation:class="outline" presentation:user-transformed="true">
          <draw:text-box>
            <text:list text:style-name="L2">
              <text:list-header>
                <text:p text:style-name="P11"><text:span text:style-name="T5">OUT[BB1] = {(A,R,X)}</text:span></text:p>
              </text:list-header>
            </text:list>
          </draw:text-box>
        </draw:frame>
        <draw:frame presentation:style-name="pr1" draw:text-style-name="P12" draw:layer="layout" svg:width="5.588cm" svg:height="1.016cm" svg:x="6.893cm" svg:y="2.068cm" presentation:class="outline" presentation:user-transformed="true">
          <draw:text-box>
            <text:list text:style-name="L2">
              <text:list-header>
                <text:p text:style-name="P12"><text:span text:style-name="T6">BB1:</text:span></text:p>
              </text:list-header>
            </text:list>
          </draw:text-box>
        </draw:frame>
        <draw:frame presentation:style-name="pr1" draw:text-style-name="P12" draw:layer="layout" svg:width="5.588cm" svg:height="1.016cm" svg:x="3.302cm" svg:y="5.842cm" presentation:class="outline" presentation:user-transformed="true">
          <draw:text-box>
            <text:list text:style-name="L2">
              <text:list-header>
                <text:p text:style-name="P12"><text:span text:style-name="T6">BB2:</text:span></text:p>
              </text:list-header>
            </text:list>
          </draw:text-box>
        </draw:frame>
        <draw:frame presentation:style-name="pr1" draw:text-style-name="P12" draw:layer="layout" svg:width="5.588cm" svg:height="1.016cm" svg:x="10.16cm" svg:y="5.842cm" presentation:class="outline" presentation:user-transformed="true">
          <draw:text-box>
            <text:list text:style-name="L2">
              <text:list-header>
                <text:p text:style-name="P12"><text:span text:style-name="T6">BB3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CJK SC Thin" svg:font-family="'Noto Sans CJK SC Thi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20:58:09.533183677</meta:creation-date>
    <dc:date>2017-03-17T22:20:40.491780921</dc:date>
    <meta:editing-duration>PT29M9S</meta:editing-duration>
    <meta:editing-cycles>7</meta:editing-cycles>
    <meta:generator>LibreOffice/5.1.6.2$Linux_X86_64 LibreOffice_project/10m0$Build-2</meta:generator>
    <meta:document-statistic meta:object-count="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